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Noto Sans" svg:font-family="'Noto Sans'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.937cm" style:page-number="auto" table:align="left" style:writing-mode="lr-tb"/>
    </style:style>
    <style:style style:name="Table1.A" style:family="table-column">
      <style:table-column-properties style:column-width="10.689cm"/>
    </style:style>
    <style:style style:name="Table1.B" style:family="table-column">
      <style:table-column-properties style:column-width="6.2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Table1.B1" style:family="table-cell">
      <style:table-cell-properties style:vertical-align="bottom" fo:padding="0.097cm" fo:border="none" style:writing-mode="lr-tb"/>
    </style:style>
    <style:style style:name="Table2" style:family="table">
      <style:table-properties style:width="17.526cm" table:align="left" style:writing-mode="lr-tb"/>
    </style:style>
    <style:style style:name="Table2.A" style:family="table-column">
      <style:table-column-properties style:column-width="17.5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fe7f5" fo:padding="0.097cm" fo:border="none" style:writing-mode="lr-tb">
        <style:background-image/>
      </style:table-cell-properties>
    </style:style>
    <style:style style:name="Table2.A2" style:family="table-cell">
      <style:table-cell-properties style:vertical-align="middle" fo:background-color="#f1f8ff" fo:padding="0.097cm" fo:border="none" style:writing-mode="lr-tb">
        <style:background-image/>
      </style:table-cell-properties>
    </style:style>
    <style:style style:name="Table5" style:family="table">
      <style:table-properties style:width="17.526cm" table:align="left" style:writing-mode="lr-tb"/>
    </style:style>
    <style:style style:name="Table5.A" style:family="table-column">
      <style:table-column-properties style:column-width="4.38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003366" fo:padding="0.097cm" fo:border="none" style:writing-mode="lr-tb">
        <style:background-image/>
      </style:table-cell-properties>
    </style:style>
    <style:style style:name="Table5.B1" style:family="table-cell">
      <style:table-cell-properties style:vertical-align="top" fo:background-color="#cfe7f5" fo:padding="0.097cm" fo:border="none" style:writing-mode="lr-tb">
        <style:background-image/>
      </style:table-cell-properties>
    </style:style>
    <style:style style:name="Table3" style:family="table">
      <style:table-properties style:width="17.526cm" table:align="left" style:writing-mode="lr-tb"/>
    </style:style>
    <style:style style:name="Table3.A" style:family="table-column">
      <style:table-column-properties style:column-width="7.488cm"/>
    </style:style>
    <style:style style:name="Table3.B" style:family="table-column">
      <style:table-column-properties style:column-width="10.03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03366" fo:padding="0.097cm" fo:border="none" style:writing-mode="lr-tb">
        <style:background-image/>
      </style:table-cell-properties>
    </style:style>
    <style:style style:name="Table3.B1" style:family="table-cell">
      <style:table-cell-properties style:vertical-align="top" fo:background-color="#cfe7f5" fo:padding="0.097cm" fo:border-left="none" fo:border-right="none" fo:border-top="none" fo:border-bottom="0.1pt solid #000000" style:writing-mode="lr-tb">
        <style:background-image/>
      </style:table-cell-properties>
    </style:style>
    <style:style style:name="Table3.B2" style:family="table-cell">
      <style:table-cell-properties style:vertical-align="top" fo:background-color="#cfe7f5" fo:padding="0.097cm" fo:border="none" style:writing-mode="lr-tb">
        <style:background-image/>
      </style:table-cell-properties>
    </style:style>
    <style:style style:name="Table6" style:family="table">
      <style:table-properties style:width="17.526cm" table:align="left" style:writing-mode="lr-tb"/>
    </style:style>
    <style:style style:name="Table6.A" style:family="table-column">
      <style:table-column-properties style:column-width="1.612cm"/>
    </style:style>
    <style:style style:name="Table6.B" style:family="table-column">
      <style:table-column-properties style:column-width="15.91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03366" fo:padding="0.097cm" fo:border="none" style:writing-mode="lr-tb">
        <style:background-image/>
      </style:table-cell-properties>
    </style:style>
    <style:style style:name="Table6.B1" style:family="table-cell">
      <style:table-cell-properties style:vertical-align="middle" fo:background-color="#f1f8ff" fo:padding="0.097cm" fo:border="none" style:writing-mode="lr-tb">
        <style:background-image/>
      </style:table-cell-properties>
    </style:style>
    <style:style style:name="Table6.B2" style:family="table-cell">
      <style:table-cell-properties style:vertical-align="middle" fo:background-color="#cfe7f5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4pt" fo:letter-spacing="0.071cm" fo:font-weight="bold" style:font-name-asian="Times New Roman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32pt" fo:letter-spacing="0.071cm" fo:font-weight="bold" style:font-name-asian="Times New Roman" style:font-size-asian="32pt" style:font-weight-asian="bold" style:font-name-complex="Arial" style:font-size-complex="3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0f063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65724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64a2c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a7981"/>
    </style:style>
    <style:style style:name="P11" style:family="paragraph" style:parent-style-name="Standard">
      <loext:graphic-properties draw:fill="solid" draw:fill-color="#cfe7f5" draw:opacity="100%"/>
      <style:paragraph-properties fo:margin-top="0cm" fo:margin-bottom="0cm" loext:contextual-spacing="false" fo:line-height="100%" fo:text-align="start" style:justify-single-word="false" fo:background-color="#cfe7f5" style:text-autospace="none">
        <style:tab-stops>
          <style:tab-stop style:position="3.366cm"/>
        </style:tab-stops>
      </style:paragraph-properties>
      <style:text-properties officeooo:paragraph-rsid="00235e71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b63ae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c1245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  <style:text-properties officeooo:paragraph-rsid="00164a2c"/>
    </style:style>
    <style:style style:name="P17" style:family="paragraph" style:parent-style-name="Standard">
      <loext:graphic-properties draw:fill="solid" draw:fill-color="#cfe7f5" draw:opacity="100%"/>
      <style:paragraph-properties fo:margin-top="0cm" fo:margin-bottom="0cm" loext:contextual-spacing="false" fo:line-height="100%" fo:text-align="center" style:justify-single-word="false" fo:background-color="#cfe7f5" style:text-autospace="none">
        <style:tab-stops>
          <style:tab-stop style:position="3.366cm"/>
        </style:tab-stops>
      </style:paragraph-properties>
      <style:text-properties officeooo:paragraph-rsid="00235e71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15.24cm"/>
        </style:tab-stops>
      </style:paragraph-properties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style:text-underline-style="solid" style:text-underline-width="auto" style:text-underline-color="font-color" fo:font-weight="bold" officeooo:paragraph-rsid="001a7981" style:font-name-asian="Arial" style:font-size-asian="14pt" style:font-weight-asian="bold" style:font-name-complex="Arial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normal" officeooo:paragraph-rsid="001a7981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bold" officeooo:paragraph-rsid="001a7981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none" fo:font-weight="bold" officeooo:paragraph-rsid="00265724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6pt" fo:letter-spacing="0.071cm" fo:font-style="normal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6pt" fo:letter-spacing="0.071cm" fo:font-style="normal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6pt" fo:letter-spacing="0.071cm" fo:font-style="normal" fo:font-weight="bold" officeooo:paragraph-rsid="001a7981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003366" style:font-name="Arial" fo:font-size="6pt" fo:letter-spacing="0.071cm" fo:font-weight="bold" style:font-name-asian="Arial" style:font-size-asian="6pt" style:font-weight-asian="bold" style:font-name-complex="Arial" style:font-size-complex="6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rsid="00181960" officeooo:paragraph-rsid="00181960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rsid="00181960" officeooo:paragraph-rsid="0033df0e"/>
    </style:style>
    <style:style style:name="P34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  <style:text-properties style:font-name="Arial" fo:font-size="10pt" fo:font-style="normal" fo:font-weight="bold" officeooo:paragraph-rsid="001a7981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  <style:text-properties style:font-name="Arial" fo:font-size="9pt" fo:font-style="normal" fo:font-weight="bold" style:font-name-asian="Times New Roman" style:font-size-asian="9pt" style:font-style-asian="normal" style:font-weight-asian="bold" style:font-name-complex="Arial" style:font-size-complex="9pt" style:font-style-complex="normal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  <style:text-properties style:font-name="Arial" fo:font-size="9pt" fo:font-style="normal" fo:font-weight="bold" style:font-name-asian="Times New Roman" style:font-size-asian="9pt" style:font-style-asian="normal" style:font-weight-asian="bold" style:font-name-complex="Arial" style:font-size-complex="9pt" style:font-style-complex="normal" style:font-weight-complex="normal"/>
    </style:style>
    <style:style style:name="P37" style:family="paragraph" style:parent-style-name="Table_20_Contents">
      <style:paragraph-properties fo:margin-top="0cm" fo:margin-bottom="0cm" loext:contextual-spacing="false" fo:line-height="115%" fo:text-align="end" style:justify-single-word="false"/>
    </style:style>
    <style:style style:name="P38" style:family="paragraph" style:parent-style-name="Table_20_Contents">
      <style:paragraph-properties fo:margin-top="0cm" fo:margin-bottom="0cm" loext:contextual-spacing="false" fo:line-height="115%" fo:text-align="end" style:justify-single-word="false" style:snap-to-layout-grid="false"/>
    </style:style>
    <style:style style:name="P39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003366" style:font-name="Arial1" fo:font-size="10pt" style:font-size-asian="10pt" style:font-name-complex="Arial1" style:font-size-complex="10pt"/>
    </style:style>
    <style:style style:name="P40" style:family="paragraph" style:parent-style-name="Table_20_Contents">
      <style:paragraph-properties fo:margin-top="0cm" fo:margin-bottom="0cm" loext:contextual-spacing="false" fo:line-height="115%" fo:text-align="end" style:justify-single-wor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41" style:family="paragraph" style:parent-style-name="Standard">
      <style:paragraph-properties fo:margin-top="0cm" fo:margin-bottom="0.3cm" loext:contextual-spacing="false" fo:line-height="100%" fo:text-align="start" style:justify-single-word="false">
        <style:tab-stops>
          <style:tab-stop style:position="15.24cm"/>
        </style:tab-stops>
      </style:paragraph-properties>
    </style:style>
    <style:style style:name="P42" style:family="paragraph" style:parent-style-name="Standard">
      <style:paragraph-properties fo:margin-top="0cm" fo:margin-bottom="0.199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</style:style>
    <style:style style:name="P43" style:family="paragraph" style:parent-style-name="Standard">
      <style:paragraph-properties fo:margin-top="0cm" fo:margin-bottom="0.199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solid" style:text-underline-width="auto" style:text-underline-color="font-color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P46" style:family="paragraph">
      <loext:graphic-properties draw:fill="solid" draw:fill-color="#003366"/>
      <style:paragraph-properties style:writing-mode="lr-tb"/>
    </style:style>
    <style:style style:name="T1" style:family="text">
      <style:text-properties fo:color="#ffffff" style:font-name="Arial" fo:font-size="10pt" style:font-size-asian="10pt" style:font-name-complex="Arial" style:font-size-complex="10pt"/>
    </style:style>
    <style:style style:name="T2" style:family="text">
      <style:text-properties fo:color="#ffffff" style:font-name="Arial" fo:font-size="10pt" style:font-size-asian="10pt" style:font-name-complex="Arial" style:font-size-complex="10pt" style:font-weight-complex="bold"/>
    </style:style>
    <style:style style:name="T3" style:family="text">
      <style:text-properties fo:color="#ffffff" style:font-name="Arial" fo:font-size="10pt" style:font-name-asian="Times New Roman" style:font-size-asian="10pt" style:font-name-complex="Arial" style:font-size-complex="10pt" style:font-weight-complex="bold"/>
    </style:style>
    <style:style style:name="T4" style:family="text">
      <style:text-properties fo:color="#ffffff" style:font-name="Arial" fo:font-size="10pt" fo:letter-spacing="0.071cm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 style:font-weight-complex="bold"/>
    </style:style>
    <style:style style:name="T5" style:family="text">
      <style:text-properties fo:color="#ffffff" style:font-name="Arial" fo:font-size="20pt" fo:letter-spacing="0.071cm" fo:font-weight="bold" style:font-name-asian="Times New Roman" style:font-size-asian="20pt" style:font-weight-asian="bold" style:font-name-complex="Arial" style:font-size-complex="20pt" style:font-weight-complex="bold"/>
    </style:style>
    <style:style style:name="T6" style:family="text">
      <style:text-properties fo:color="#ffffff" style:font-name="Arial" fo:font-size="14pt" fo:letter-spacing="0.071cm" fo:font-weight="bold" style:font-name-asian="Times New Roman" style:font-size-asian="14pt" style:font-weight-asian="bold" style:font-name-complex="Arial" style:font-size-complex="14pt" style:font-weight-complex="bold"/>
    </style:style>
    <style:style style:name="T7" style:family="text">
      <style:text-properties fo:color="#ffffff" style:font-name="Wingdings" fo:font-size="10pt" style:font-size-asian="10pt" style:font-name-complex="Wingdings" style:font-size-complex="10pt" style:font-weight-complex="bold"/>
    </style:style>
    <style:style style:name="T8" style:family="text">
      <style:text-properties fo:color="#ffffff" style:font-name="Arial1" fo:font-size="10pt" fo:font-weight="bold" style:font-size-asian="10pt" style:font-weight-asian="bold" style:font-name-complex="Arial1" style:font-size-complex="10pt" style:font-weight-complex="bold"/>
    </style:style>
    <style:style style:name="T9" style:family="text"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10" style:family="text">
      <style:text-properties fo:color="#ffffff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11" style:family="text">
      <style:text-properties fo:color="#ffffff" style:font-name="Arial1" fo:font-size="10pt" style:font-size-asian="10pt" style:font-name-complex="Arial1" style:font-size-complex="10pt"/>
    </style:style>
    <style:style style:name="T12" style:family="text">
      <style:text-properties fo:color="#003366" style:font-name="Arial" fo:font-size="14pt" fo:letter-spacing="0.071cm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T13" style:family="text">
      <style:text-properties fo:color="#003366" style:font-name="Arial" fo:font-size="14pt" fo:letter-spacing="0.071cm" style:text-underline-style="solid" style:text-underline-width="auto" style:text-underline-color="font-color" fo:font-weight="bold" style:font-name-asian="Times New Roman" style:font-size-asian="14pt" style:font-weight-asian="bold" style:font-name-complex="Arial" style:font-size-complex="14pt" style:font-weight-complex="bold"/>
    </style:style>
    <style:style style:name="T14" style:family="text"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5" style:family="text">
      <style:text-properties fo:color="#003366" style:font-name="Arial" fo:font-size="14pt" fo:letter-spacing="0.071cm" fo:font-style="normal" fo:font-weight="bold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color="#003366" style:font-name="Arial" fo:font-size="14pt" fo:letter-spacing="0.071cm" style:text-underline-style="none" fo:font-weight="bold" style:font-name-asian="Times New Roman" style:font-size-asian="14pt" style:font-weight-asian="bold" style:font-name-complex="Arial" style:font-size-complex="14pt" style:font-weight-complex="bold"/>
    </style:style>
    <style:style style:name="T17" style:family="text">
      <style:text-properties fo:color="#003366" style:font-name="Arial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fo:color="#003366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9" style:family="text">
      <style:text-properties fo:color="#003366" style:font-name="Arial" fo:font-size="10pt" fo:font-style="normal" fo:font-weight="normal" officeooo:rsid="002f78c5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color="#003366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" style:family="text">
      <style:text-properties fo:color="#003366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2" style:family="text">
      <style:text-properties fo:color="#003366" style:font-name="Arial" fo:font-size="10pt" fo:font-style="normal" style:text-underline-style="none" fo:font-weight="normal" officeooo:rsid="0012b3bd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fo:color="#003366" style:font-name="Arial" fo:font-size="10pt" fo:font-style="normal" style:text-underline-style="none" fo:font-weight="normal" officeooo:rsid="001fc75e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4" style:family="text">
      <style:text-properties fo:color="#003366" style:font-name="Arial" fo:font-size="10pt" fo:font-style="normal" style:text-underline-style="none" fo:font-weight="normal" officeooo:rsid="00235e71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5" style:family="text">
      <style:text-properties fo:color="#003366" style:font-name="Arial" fo:font-size="10pt" fo:font-style="normal" style:text-underline-style="none" fo:font-weight="normal" officeooo:rsid="003146f1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6" style:family="text">
      <style:text-properties fo:color="#003366" style:font-name="Arial" fo:font-size="10pt" fo:font-style="normal" style:text-underline-style="none" fo:font-weight="normal" officeooo:rsid="0033df0e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" style:family="text">
      <style:text-properties fo:color="#003366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28" style:family="text">
      <style:text-properties fo:color="#003366" style:font-name="Arial" fo:font-size="10pt" fo:font-style="normal" style:text-underline-style="none" fo:font-weight="bold" officeooo:rsid="00164a2c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29" style:family="text">
      <style:text-properties fo:color="#003366" style:font-name="Arial" fo:font-size="10pt" fo:font-style="normal" style:text-underline-style="none" fo:font-weight="bold" officeooo:rsid="00235e71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30" style:family="text">
      <style:text-properties fo:color="#003366" style:font-name="Arial" fo:font-size="10pt" fo:font-style="normal" style:text-underline-style="solid" style:text-underline-width="auto" style:text-underline-color="font-color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31" style:family="text">
      <style:text-properties fo:color="#003366" style:font-name="Arial" fo:font-size="12pt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32" style:family="text">
      <style:text-properties fo:color="#003366" style:font-name="Arial" fo:font-size="12pt" fo:font-style="normal" style:text-underline-style="solid" style:text-underline-width="auto" style:text-underline-color="font-color" fo:font-weight="bold" officeooo:rsid="00164a2c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33" style:family="text">
      <style:text-properties fo:color="#003366" style:font-name="Arial" fo:font-size="12pt" fo:font-style="normal" style:text-underline-style="solid" style:text-underline-width="auto" style:text-underline-color="font-color" fo:font-weight="bold" officeooo:rsid="00235e71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34" style:family="text">
      <style:text-properties fo:color="#003366" style:font-name="Noto Sans" fo:font-size="12pt" fo:font-style="italic" style:text-underline-style="none" fo:font-weight="bold" style:font-name-asian="Noto Sans" style:font-size-asian="12pt" style:font-style-asian="italic" style:font-weight-asian="bold" style:font-name-complex="Noto Sans" style:font-size-complex="12pt" style:font-style-complex="italic" style:font-weight-complex="bold"/>
    </style:style>
    <style:style style:name="T35" style:family="text">
      <style:text-properties fo:color="#003366" style:font-name="Noto Sans" fo:font-size="12pt" fo:font-style="normal" style:text-underline-style="none" fo:font-weight="bold" style:font-name-asian="Noto Sans" style:font-size-asian="12pt" style:font-style-asian="normal" style:font-weight-asian="bold" style:font-name-complex="Noto Sans" style:font-size-complex="12pt" style:font-style-complex="normal" style:font-weight-complex="bold"/>
    </style:style>
    <style:style style:name="T36" style:family="text">
      <style:text-properties fo:color="#003366" style:font-name="Noto Sans" fo:font-size="12pt" fo:font-style="normal" fo:font-weight="bold" style:font-name-asian="Noto Sans" style:font-size-asian="12pt" style:font-style-asian="normal" style:font-weight-asian="bold" style:font-name-complex="Noto Sans" style:font-size-complex="12pt" style:font-style-complex="normal" style:font-weight-complex="bold"/>
    </style:style>
    <style:style style:name="T37" style:family="text">
      <style:text-properties fo:color="#003366" style:font-name="Arial1" fo:font-size="10pt" fo:font-style="normal" style:text-underline-style="none" fo:font-weight="normal" style:font-name-asian="Noto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8" style:family="text">
      <style:text-properties fo:color="#0000ff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style:font-name-asian="Times New Roman" style:font-size-asian="14pt" style:font-size-complex="14pt"/>
    </style:style>
    <style:style style:name="T41" style:family="text">
      <style:text-properties style:font-name="Arial" fo:font-size="9pt" fo:font-style="normal" fo:font-weight="bold" style:font-name-asian="Times New Roman" style:font-size-asian="9pt" style:font-style-asian="normal" style:font-weight-asian="bold" style:font-name-complex="Arial" style:font-size-complex="9pt" style:font-style-complex="normal" style:font-weight-complex="bold"/>
    </style:style>
    <style:style style:name="T42" style:family="text">
      <style:text-properties style:font-name="Arial" fo:font-size="9pt" fo:font-style="normal" fo:font-weight="bold" officeooo:rsid="00265724" style:font-name-asian="Times New Roman" style:font-size-asian="9pt" style:font-style-asian="normal" style:font-weight-asian="bold" style:font-name-complex="Arial" style:font-size-complex="9pt" style:font-style-complex="normal" style:font-weight-complex="bold"/>
    </style:style>
    <style:style style:name="T43" style:family="text">
      <style:text-properties fo:color="#3333ff" style:font-name="Arial" fo:font-size="10pt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fo:color="#3333ff" style:font-name="Arial" fo:font-size="10pt" fo:font-style="normal" style:text-underline-style="solid" style:text-underline-width="auto" style:text-underline-color="font-color" fo:font-weight="normal" officeooo:rsid="0012b3bd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5" style:family="text">
      <style:text-properties fo:color="#3333ff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6" style:family="text">
      <style:text-properties fo:color="#3333ff" style:font-name="Arial" fo:font-size="10pt" fo:font-style="normal" style:text-underline-style="none" fo:font-weight="normal" officeooo:rsid="00164a2c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7" style:family="text">
      <style:text-properties fo:color="#3333ff" style:font-name="Arial1" fo:font-size="10pt" style:font-size-asian="10pt" style:font-size-complex="10pt"/>
    </style:style>
    <style:style style:name="T48" style:family="text">
      <style:text-properties officeooo:rsid="00304c1a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style:font-name-asian="Arial" style:font-size-asian="10pt" style:font-size-complex="10pt"/>
    </style:style>
    <style:style style:name="T51" style:family="text">
      <style:text-properties style:font-name-asian="Arial"/>
    </style:style>
    <style:style style:name="gr1" style:family="graphic">
      <style:graphic-properties draw:stroke="solid" svg:stroke-width="0.026cm" svg:stroke-color="#3465a4" svg:stroke-opacity="100%" draw:stroke-linejoin="round" draw:fill="solid" draw:fill-color="#003366" draw:textarea-horizontal-align="left" draw:textarea-vertical-align="middle" draw:auto-grow-height="false" fo:min-height="4.835cm" fo:min-width="20.158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Robert Mackness</text:p>
          </table:table-cell>
          <table:table-cell table:style-name="Table1.B1" table:number-rows-spanned="3" office:value-type="string">
            <text:p text:style-name="P38"/>
            <text:p text:style-name="P37"><text:span text:style-name="T8">mackness</text:span><text:span text:style-name="T10">.io</text:span></text:p>
            <text:p text:style-name="P37"><text:span text:style-name="T8">blog</text:span><text:span text:style-name="T11">.mackness.io</text:span></text:p>
            <text:p text:style-name="P37"><text:span text:style-name="T8">facebook</text:span><text:span text:style-name="T11">.com/rob.mackness</text:span></text:p>
            <text:p text:style-name="P37"><draw:custom-shape text:anchor-type="char" draw:z-index="0" draw:style-name="gr1" draw:text-style-name="P46" svg:width="21.04cm" svg:height="5.294cm" svg:x="-22.805cm" svg:y="-3.875cm"><text:p/><draw:enhanced-geometry svg:viewBox="0 0 21600 21600" draw:type="rectangle" draw:enhanced-path="M 0 0 L 21600 0 21600 21600 0 21600 0 0 Z N"/></draw:custom-shape><text:span text:style-name="T9"> <text:s/></text:span><text:span text:style-name="T8">github</text:span><text:span text:style-name="T11">.com/robertmackness</text:span></text:p>
          </table:table-cell>
        </table:table-row>
        <table:table-row table:style-name="Table1.1">
          <table:table-cell table:style-name="Table1.A1" office:value-type="string">
            <text:p text:style-name="P1">Junior Web Developer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Edinburgh, Scotland</text:span><text:span text:style-name="T7"> </text:span><text:span text:style-name="T1"><text:s/>+44 7775432552 </text:span><text:span text:style-name="T7"><text:s/></text:span><text:span text:style-name="T1"><text:s/>robert@mackness.io</text:span></text:p>
          </table:table-cell>
          <table:covered-table-cell/>
        </table:table-row>
      </table:table>
      <text:p text:style-name="P3"/>
      <text:p text:style-name="P3"/>
      <text:p text:style-name="P3"/>
      <text:p text:style-name="P3"><text:span text:style-name="T12"><text:s text:c="69"/></text:span><text:span text:style-name="T13">Portfolio</text:span></text:p>
      <text:p text:style-name="P31"><text:s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text:span text:style-name="Internet_20_link"><text:span text:style-name="T31">Responsive Portfolio Site</text:span></text:span></text:p>
            <text:p text:style-name="P14"><text:a xlink:type="simple" xlink:href="http://mackness.io/" text:style-name="Internet_20_link" text:visited-style-name="Visited_20_Internet_20_Link"><text:span text:style-name="Internet_20_link"><text:span text:style-name="T43">mackness.io</text:span></text:span></text:a></text:p>
            <text:p text:style-name="P5"><text:span text:style-name="Internet_20_link"><text:span text:style-name="T27">Front End</text:span></text:span></text:p>
            <text:p text:style-name="P5"><text:span text:style-name="Internet_20_link"><text:span text:style-name="T21">Angular 1.5, Javascript, Bootstrap, HTML5 / CSS3</text:span></text:span></text:p>
            <text:p text:style-name="P5"><text:span text:style-name="Internet_20_link"><text:span text:style-name="T27">Back End</text:span></text:span></text:p>
            <text:p text:style-name="P5"><text:span text:style-name="Internet_20_link"><text:span text:style-name="T21">Javascript, Node, Express, MongoDB@mLab</text:span></text:span></text:p>
            <text:p text:style-name="P5"><text:span text:style-name="Internet_20_link"><text:span text:style-name="T27">Build Tools / Platform / VCS</text:span></text:span></text:p>
            <text:p text:style-name="P5"><text:span text:style-name="Internet_20_link"><text:span text:style-name="T21">Gulp – minification and image optimisation, Heroku, Git@Github</text:span>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Internet_20_link"><text:span text:style-name="T31">Custom RESTful API + CRUD Ops consumed by Responsive Angular App</text:span></text:span></text:p>
            <text:p text:style-name="P14"><text:a xlink:type="simple" xlink:href="http://www.mackness.io/#/portfolio/customerserviceportal" text:style-name="Internet_20_link" text:visited-style-name="Visited_20_Internet_20_Link"><text:span text:style-name="Internet_20_link"><text:span text:style-name="T43">Demo Customer Service Portal</text:span></text:span></text:a></text:p>
            <text:p text:style-name="P5"><text:span text:style-name="Internet_20_link"><text:span text:style-name="T27">Front End</text:span></text:span></text:p>
            <text:p text:style-name="P5"><text:span text:style-name="Internet_20_link"><text:span text:style-name="T21">Angular 1.5, Javascript, Bootstrap, HTML5 / CSS3</text:span></text:span></text:p>
            <text:p text:style-name="P5"><text:span text:style-name="Internet_20_link"><text:span text:style-name="T27">Back End</text:span></text:span></text:p>
            <text:p text:style-name="P5"><text:span text:style-name="Internet_20_link"><text:span text:style-name="T21">Javascript, Node, Express, </text:span></text:span><text:span text:style-name="Internet_20_link"><text:span text:style-name="T23">Mongoose,</text:span></text:span><text:span text:style-name="Internet_20_link"><text:span text:style-name="T21"> MongoDB@mLab</text:span></text:span></text:p>
            <text:p text:style-name="P6"><text:span text:style-name="Internet_20_link"><text:span text:style-name="T27">Build Tools / Platform / VCS</text:span></text:span></text:p>
            <text:p text:style-name="P6"><text:span text:style-name="Internet_20_link"><text:span text:style-name="T21">Gulp – minification and image optimisation, Heroku, Git@Github</text:span>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Internet_20_link"><text:span text:style-name="T31">Real-Time Authenticated Chat</text:span></text:span></text:p>
            <text:p text:style-name="P15"><text:a xlink:type="simple" xlink:href="http://chat.mackness.io/" text:style-name="Internet_20_link" text:visited-style-name="Visited_20_Internet_20_Link"><text:span text:style-name="Internet_20_link"><text:span text:style-name="T45">chat.mackness.io/</text:span></text:span></text:a></text:p>
            <text:p text:style-name="P7"><text:span text:style-name="Internet_20_link"><text:span text:style-name="T27">Front End</text:span></text:span></text:p>
            <text:p text:style-name="P7"><text:span text:style-name="Internet_20_link"><text:span text:style-name="T21">React JS, Javascript, Bootstrap, HTML5 / CSS3</text:span></text:span></text:p>
            <text:p text:style-name="P7"><text:span text:style-name="Internet_20_link"><text:span text:style-name="T27">Back End</text:span></text:span></text:p>
            <text:p text:style-name="P7"><text:span text:style-name="Internet_20_link"><text:span text:style-name="T21">Javascript, Meteor JS, MongoDB@mLab</text:span></text:span></text:p>
            <text:p text:style-name="P7"><text:span text:style-name="Internet_20_link"><text:span text:style-name="T27">Build Tools / Platform / VCS</text:span></text:span></text:p>
            <text:p text:style-name="P7"><text:span text:style-name="Internet_20_link"><text:span text:style-name="T21">Heroku, Git@Github</text:span></text:span></text:p>
          </table:table-cell>
        </table:table-row>
        <table:table-row table:style-name="Table2.1">
          <table:table-cell table:style-name="Table2.A2" office:value-type="string">
            <text:p text:style-name="P16"><text:span text:style-name="Internet_20_link"><text:span text:style-name="T32">Public Code – Answers to Open Javascript Challenges</text:span></text:span></text:p>
            <text:p text:style-name="P16"><text:a xlink:type="simple" xlink:href="https://github.com/robertmackness/js-assessment/tree/master/app" text:style-name="Internet_20_link" text:visited-style-name="Visited_20_Internet_20_Link"><text:span text:style-name="Internet_20_link"><text:span text:style-name="T46">Public Git Repo Link</text:span></text:span></text:a></text:p>
            <text:p text:style-name="P9"><text:span text:style-name="Internet_20_link"><text:span text:style-name="T28">Rebecca Murphey's Javascript Assessement</text:span></text:span></text:p>
            <text:p text:style-name="P32"><text:span text:style-name="T18">Scope, Closures, Regex, String manipulation, Bitwise Operators, Recursion and more.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Internet_20_link"><text:span text:style-name="T31">Web-Development Technical Blogging</text:span></text:span></text:p>
            <text:p text:style-name="P15"><text:a xlink:type="simple" xlink:href="http://blog.mackness.io/" text:style-name="Internet_20_link" text:visited-style-name="Visited_20_Internet_20_Link"><text:span text:style-name="Internet_20_link"><text:span text:style-name="T44">blog.mackness.io/</text:span></text:span></text:a></text:p>
            <text:p text:style-name="P33"><text:span text:style-name="Internet_20_link"><text:span text:style-name="T26">Assorted articles on web development.</text:span>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Internet_20_link"><text:span text:style-name="T31">Platform Survival Game – Android</text:span></text:span></text:p>
            <text:p text:style-name="P15"><text:a xlink:type="simple" xlink:href="https://play.google.com/store/apps/details?id=com.chopstickphoenix.miniwrestlesurvival.android&amp;hl=en" text:style-name="Internet_20_link" text:visited-style-name="Visited_20_Internet_20_Link"><text:span text:style-name="Internet_20_link"><text:span text:style-name="T47">Google Play Store Link</text:span></text:span></text:a></text:p>
            <text:p text:style-name="P7"><text:span text:style-name="Internet_20_link"><text:span text:style-name="T27">Front End</text:span></text:span></text:p>
            <text:p text:style-name="P7"><text:span text:style-name="Internet_20_link"><text:span text:style-name="T21">Java, LibGDX</text:span></text:span></text:p>
            <text:p text:style-name="P7"><text:span text:style-name="Internet_20_link"><text:span text:style-name="T27">Back End</text:span></text:span></text:p>
            <text:p text:style-name="P7"><text:span text:style-name="Internet_20_link"><text:span text:style-name="T21">Swarm API for global leaderboard</text:span></text:span></text:p>
            <text:p text:style-name="P7"><text:span text:style-name="Internet_20_link"><text:span text:style-name="T27">Build Tools / Platform / VCS</text:span></text:span></text:p>
            <text:p text:style-name="P7"><text:span text:style-name="Internet_20_link"><text:span text:style-name="T22">Eclipse IDE, Android, Git@Github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Internet_20_link"><text:span text:style-name="T33">Financial Trading Algorithm – Gengis Khandle</text:span></text:span></text:p>
            <text:p text:style-name="P11"><text:span text:style-name="Internet_20_link"><text:span text:style-name="T29">Language</text:span></text:span></text:p>
            <text:p text:style-name="P11"><text:span text:style-name="Internet_20_link"><text:span text:style-name="T24">MQL4</text:span></text:span></text:p>
            <text:p text:style-name="P11"><text:span text:style-name="Internet_20_link"><text:span text:style-name="T29">Platform</text:span></text:span></text:p>
            <text:p text:style-name="P11"><text:span text:style-name="Internet_20_link"><text:span text:style-name="T24">Metatrader 4</text:span></text:span></text:p>
          </table:table-cell>
        </table:table-row>
      </table:table>
      <text:p text:style-name="P45"><text:span text:style-name="T50"/></text:p>
      <text:p text:style-name="P21"/>
      <text:p text:style-name="P21"/>
      <text:p text:style-name="P4"><text:soft-page-break/><text:span text:style-name="T14"><text:s text:c="63"/></text:span><text:span text:style-name="T15">Certification</text:span></text:p>
      <text:p text:style-name="P29"><text:s/></text:p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40">CCNA</text:p>
          </table:table-cell>
          <table:table-cell table:style-name="Table5.B1" office:value-type="string">
            <text:p text:style-name="P39">Pass - 2012</text:p>
          </table:table-cell>
          <table:table-cell table:style-name="Table5.A1" office:value-type="string">
            <text:p text:style-name="P40">REACHER Satellite Mgt.</text:p>
          </table:table-cell>
          <table:table-cell table:style-name="Table5.B1" office:value-type="string">
            <text:p text:style-name="P39">Pass - 2008/9</text:p>
          </table:table-cell>
        </table:table-row>
        <table:table-row table:style-name="Table5.1">
          <table:table-cell table:style-name="Table5.A1" office:value-type="string">
            <text:p text:style-name="P40">ITIL v3</text:p>
          </table:table-cell>
          <table:table-cell table:style-name="Table5.B1" office:value-type="string">
            <text:p text:style-name="P39">Pass - 2012</text:p>
          </table:table-cell>
          <table:table-cell table:style-name="Table5.A1" office:value-type="string">
            <text:p text:style-name="P40">Equality and Diversity</text:p>
          </table:table-cell>
          <table:table-cell table:style-name="Table5.B1" office:value-type="string">
            <text:p text:style-name="P39">Joint-Force Advisor</text:p>
          </table:table-cell>
        </table:table-row>
      </table:table>
      <text:p text:style-name="P27"/>
      <text:p text:style-name="P10"><text:span text:style-name="T14"><text:s text:c="67"/></text:span><text:span text:style-name="T15">Education</text:span></text:p>
      <text:p text:style-name="P30"><text:s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Defence College of Communications and Information Systems</text:p>
          </table:table-cell>
          <table:table-cell table:style-name="Table3.B1" office:value-type="string">
            <text:p text:style-name="P10"><text:span text:style-name="Internet_20_link"><text:span text:style-name="T21">LAN/WAN, TCP/IP, Satellite Communications, Land Electronic Warfare, Routing, Switching, Technical Operations Management</text:span></text:span></text:p>
          </table:table-cell>
        </table:table-row>
        <table:table-row table:style-name="Table3.1">
          <table:table-cell table:style-name="Table3.A1" office:value-type="string">
            <text:p text:style-name="P34">Royal Military Academy Sandhurst</text:p>
          </table:table-cell>
          <table:table-cell table:style-name="Table3.B2" office:value-type="string">
            <text:p text:style-name="P24">Queen's Commission, Bachelor's Degree Equivalent</text:p>
            <text:p text:style-name="P22">Leadership, Management, War Studies, Communications and International Relations</text:p>
          </table:table-cell>
        </table:table-row>
      </table:table>
      <text:p text:style-name="P20"/>
      <text:p text:style-name="P41"><text:span text:style-name="T12"><text:s text:c="60"/></text:span><text:span text:style-name="T16">Career History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pan text:style-name="T41">Jan 201</text:span><text:span text:style-name="T42">5</text:span><text:span text:style-name="T41"> to</text:span></text:p>
            <text:p text:style-name="P35">Present</text:p>
          </table:table-cell>
          <table:table-cell table:style-name="Table6.B1" office:value-type="string">
            <text:p text:style-name="P43"><text:span text:style-name="T48">Self-Taught Developer</text:span> <text:s text:c="121"/></text:p>
            <text:p text:style-name="P25">Technical </text:p>
            <text:p text:style-name="P5"><text:span text:style-name="T34">● <text:s/></text:span><text:span text:style-name="T25">MEAN Stack - N</text:span><text:span text:style-name="T21">ode, Express, Angular, MongoDB, Gulp, Bootstrap, Heroku, Git.</text:span></text:p>
            <text:p text:style-name="P8"><text:span text:style-name="T35">● <text:s/></text:span><text:span text:style-name="T21">2D Android games integrated with third party API's. Written in Java using the LibGDX framework in Eclipse and Android Studio.</text:span></text:p>
            <text:p text:style-name="P13"><text:span text:style-name="T35">● <text:s/></text:span><text:span text:style-name="T21">Design and implementation of an authenticated real-time chat program with </text:span><text:span text:style-name="T25">React/Meteor.</text:span></text:p>
            <text:p text:style-name="P8"><text:span text:style-name="T35">● <text:s/></text:span><text:span text:style-name="T21">The Odin Project + Michael Hartl's Rails tutorial + Rails/Angular/PostgreSQL tutorials.</text:span></text:p>
            <text:p text:style-name="P12"><text:span text:style-name="T34">● <text:s/></text:span><text:span text:style-name="T37">Financial trading algorithm and automated brokerage order placement (MQL4)</text:span></text:p>
            <text:p text:style-name="P26">Marketing / SEO / Advertising / UI / Image Manipulation</text:p>
            <text:p text:style-name="P8"><text:span text:style-name="T35">● <text:s/></text:span><text:span text:style-name="T21">Design and launch of Google Play Store listings using targeted descriptions and researched SEO keywords via SearchMan.</text:span><text:span text:style-name="T35"> </text:span><text:span text:style-name="T21">Design of Android game UI and animations using GIMP2.</text:span></text:p>
          </table:table-cell>
        </table:table-row>
        <table:table-row table:style-name="Table6.1">
          <table:table-cell table:style-name="Table6.A1" office:value-type="string">
            <text:p text:style-name="P35">2013</text:p>
            <text:p text:style-name="P35">to</text:p>
            <text:p text:style-name="P19"><text:span text:style-name="T41">2015</text:span></text:p>
          </table:table-cell>
          <table:table-cell table:style-name="Table6.B2" office:value-type="string">
            <text:p text:style-name="P43">IT Networking Consultant / Service Delivery Manager <text:s text:c="24"/>Blue Chip Data Systems</text:p>
            <text:p text:style-name="P25">Technical</text:p>
            <text:p text:style-name="P42"><text:span text:style-name="T36">● <text:s/></text:span><text:span text:style-name="T18">Lead engineer for multiple technical projects within the private sector; including satellite communications, network design, configuration, installation, troubleshooting and security.</text:span></text:p>
            <text:p text:style-name="P23">Leadership and Management</text:p>
            <text:p text:style-name="P5"><text:span text:style-name="T36">● <text:s/></text:span><text:span text:style-name="T18">Technical service delivery management for a range of international clients in the private sector.</text:span></text:p>
          </table:table-cell>
        </table:table-row>
        <table:table-row table:style-name="Table6.1">
          <table:table-cell table:style-name="Table6.A1" office:value-type="string">
            <text:p text:style-name="P36">2007</text:p>
            <text:p text:style-name="P36">to</text:p>
            <text:p text:style-name="P36">2013</text:p>
          </table:table-cell>
          <table:table-cell table:style-name="Table6.B1" office:value-type="string">
            <text:p text:style-name="P42"><text:span text:style-name="T30">Royal Signals Troop Commander – Queen's Commissioned Officer <text:s text:c="20"/>British Army</text:span></text:p>
            <text:p text:style-name="P23">Leadership and Management</text:p>
            <text:p text:style-name="P5"><text:span text:style-name="T36">● <text:s/></text:span><text:span text:style-name="T18">Leadership, management and administration for multiple units ranging from 30 to 45 soldiers. </text:span></text:p>
            <text:p text:style-name="P5"><text:span text:style-name="T36">● <text:s/></text:span><text:span text:style-name="T18">Working closely with the director of a 500 strong Afghanistan National Army training unit as a leadership consultant. </text:span></text:p>
            <text:p text:style-name="P42"><text:span text:style-name="T36">● <text:s/></text:span><text:span text:style-name="T18">Management of all UK cryptographic material, electronic warfare devices, satellite/radio communications equipment and a fleet of vehicles for </text:span><text:span text:style-name="T19">international organisations.</text:span></text:p>
            <text:p text:style-name="P23">Training Delivery</text:p>
            <text:p text:style-name="P5"><text:span text:style-name="T36">● <text:s/></text:span><text:span text:style-name="T18">Designed and implemented two training and promotion courses for the Royal Signals, a 9000 strong organisation, to ensure that the right calibre of soldiers were being promoted into junior management positions.</text:span></text:p>
            <text:p text:style-name="P42"><text:span text:style-name="T36">● <text:s/></text:span><text:span text:style-name="T18">Conceptualised and implemented the training objectives for the Officer Candidate School in Kabul to reflect the changing demands of modern asymmetric warfare.</text:span></text:p>
            <text:p text:style-name="P23">Technical</text:p>
            <text:p text:style-name="P5"><text:span text:style-name="T36">● <text:s/></text:span><text:span text:style-name="T18">Signalling Officer in command of coordinating artillery gunfire and communications operatives for both Remembrance Sunday and the Queen’s</text:span><text:span text:style-name="T36"> </text:span><text:span text:style-name="T18">Diamond Jubilee and London Olympics.</text:span></text:p>
            <text:p text:style-name="P5"><text:span text:style-name="T36">● <text:s/></text:span><text:span text:style-name="T18">Initiated and led a risk and security analysis of the Kabul Military Training Centre's biometric scanning processes; closing all identified security loopholes.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Noto Sans" svg:font-family="'Noto Sans'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dc-truncate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text-transform="uppercase" fo:color="#231f20" style:font-name="Symbol" fo:font-family="Symbol" fo:font-size="10pt" fo:letter-spacing="-0.007cm" style:font-name-asian="Times New Roman" style:font-family-asian="'Times New Roman'" style:font-family-generic-asian="roman" style:font-pitch-asian="variable" style:font-size-asian="10pt" style:font-name-complex="OpenSymbol" style:font-family-complex="OpenSymbol, 'Arial Unicode MS'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wrappabl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ableentry" style:family="text" style:parent-style-name="Default_20_Paragraph_20_Fon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2.032cm" fo:margin-right="2.03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ert-Mackness-CV</dc:title>
    <meta:initial-creator>Testuser</meta:initial-creator>
    <meta:creation-date>2011-12-02T17:45:00</meta:creation-date>
    <dc:creator>zoidberg9000 </dc:creator>
    <dc:date>2016-04-04T11:31:25.834896590</dc:date>
    <meta:print-date>2011-11-18T08:15:00</meta:print-date>
    <meta:editing-cycles>118</meta:editing-cycles>
    <meta:editing-duration>PT4H40M56S</meta:editing-duration>
    <meta:generator>LibreOffice/4.4.3.2$Linux_X86_64 LibreOffice_project/40m0$Build-2</meta:generator>
    <meta:document-statistic meta:table-count="5" meta:image-count="0" meta:object-count="0" meta:page-count="2" meta:paragraph-count="104" meta:word-count="590" meta:character-count="4716" meta:non-whitespace-character-count="3770"/>
  </office:meta>
</office:document-meta>
</file>